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3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681in"/>
    </style:style>
    <style:style style:name="Table1.B" style:family="table-column">
      <style:table-column-properties style:column-width="0.9118in"/>
    </style:style>
    <style:style style:name="Table1.C" style:family="table-column">
      <style:table-column-properties style:column-width="2.695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2.062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" fo:background-color="#999999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999999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 style:data-style-name="N1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9aaa"/>
    </style:style>
    <style:style style:name="P2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159aaa" style:font-size-asian="10pt" style:font-weight-asian="bold" style:font-size-complex="10pt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49a784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officeooo:paragraph-rsid="005da519" style:font-size-asian="10pt" style:font-weight-asian="bold" style:font-size-complex="10pt"/>
    </style:style>
    <style:style style:name="P5" style:family="paragraph" style:parent-style-name="Standard">
      <style:text-properties style:font-name="Arial" fo:font-size="10pt" officeooo:paragraph-rsid="00159aaa" style:font-size-asian="10pt" style:font-size-complex="10pt"/>
    </style:style>
    <style:style style:name="P6" style:family="paragraph" style:parent-style-name="Standard">
      <style:text-properties style:font-name="Arial" fo:font-size="10pt" officeooo:rsid="00165c37" officeooo:paragraph-rsid="00159aaa" style:font-size-asian="10pt" style:font-size-complex="10pt"/>
    </style:style>
    <style:style style:name="P7" style:family="paragraph" style:parent-style-name="Standard">
      <style:text-properties fo:color="#000000" loext:opacity="100%" style:font-name="Arial" fo:font-size="10pt" officeooo:rsid="000ebeac" officeooo:paragraph-rsid="00159aaa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5a26e8" officeooo:paragraph-rsid="005a26e8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0e6f98" officeooo:paragraph-rsid="00159aaa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rsid="00484253" officeooo:paragraph-rsid="00484253" style:font-size-asian="10pt" style:font-size-complex="10pt"/>
    </style:style>
    <style:style style:name="P11" style:family="paragraph" style:parent-style-name="Table_20_Contents">
      <style:text-properties style:font-name="Arial" fo:font-size="10pt" officeooo:paragraph-rsid="00159aa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5721ef" officeooo:paragraph-rsid="005721e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17f474" officeooo:paragraph-rsid="0017f474" style:font-size-asian="10pt" style:font-size-complex="10pt"/>
    </style:style>
    <style:style style:name="P14" style:family="paragraph" style:parent-style-name="Table_20_Contents">
      <style:text-properties style:font-name="Arial" fo:font-size="10pt" officeooo:rsid="000ebeac" officeooo:paragraph-rsid="00159aa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59aaa" officeooo:paragraph-rsid="00159aaa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officeooo:rsid="004743d1" officeooo:paragraph-rsid="004743d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1958b5" officeooo:paragraph-rsid="001958b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165c37" officeooo:paragraph-rsid="00165c37" style:font-size-asian="10pt" style:font-size-complex="10pt"/>
    </style:style>
    <style:style style:name="P19" style:family="paragraph" style:parent-style-name="Table_20_Contents">
      <style:text-properties style:font-name="Arial" fo:font-size="10pt" officeooo:rsid="00165c37" officeooo:paragraph-rsid="00165c37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5baf48" officeooo:paragraph-rsid="005baf4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22" style:family="paragraph" style:parent-style-name="Table_20_Contents">
      <style:text-properties style:font-name="Arial" fo:font-size="10pt" fo:font-weight="bold" officeooo:rsid="000ebeac" officeooo:paragraph-rsid="00159aaa" style:font-size-asian="10pt" style:font-weight-asian="bold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bold" officeooo:rsid="00558eb0" officeooo:paragraph-rsid="00558eb0" style:font-size-asian="10pt" style:font-weight-asian="bold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fo:font-weight="bold" officeooo:rsid="00292b71" officeooo:paragraph-rsid="00292b71" style:font-size-asian="10pt" style:font-weight-asian="bold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officeooo:rsid="00558eb0" officeooo:paragraph-rsid="00558eb0" style:font-name-asian="Liberation Serif1" style:font-size-asian="10pt" style:font-name-complex="Liberation Serif1" style:font-size-complex="10pt"/>
    </style:style>
    <style:style style:name="T1" style:family="text">
      <style:text-properties officeooo:rsid="005da519"/>
    </style:style>
    <style:style style:name="T2" style:family="text">
      <style:text-properties officeooo:rsid="0060763a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1"/>
      <text:p text:style-name="P7"><text:file-name text:display="full">C:\Users\gwbro\Documents\GitHub\PatsLifeGit\PatsLife\pic\Family\WaltPat\PicInventoryWP.odt</text:file-name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#</text:p>
          </table:table-cell>
          <table:table-cell table:style-name="Table1.B1" office:value-type="string">
            <text:p text:style-name="P21"><text:s/><text:span text:style-name="T1">00 ?Date</text:span></text:p>
          </table:table-cell>
          <table:table-cell table:style-name="Table1.C1" office:value-type="string">
            <text:p text:style-name="P22">Dsn.jpg</text:p>
          </table:table-cell>
          <table:table-cell table:style-name="Table1.C1" office:value-type="string">
            <text:p text:style-name="P24"><text:s/>Fig #</text:p>
          </table:table-cell>
          <table:table-cell table:style-name="Table1.C1" office:value-type="string">
            <text:p text:style-name="P23">ALT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0" text:name="Table" text:formula="ooow:Table+1" style:num-format="1">1</text:sequence></text:p>
          </table:table-cell>
          <table:table-cell table:style-name="Table1.B21" office:value-type="string">
            <text:p text:style-name="P10">1972-08-15</text:p>
          </table:table-cell>
          <table:table-cell table:style-name="Table1.C2" office:value-type="string">
            <text:p text:style-name="P11">E-Pat 8-1972-301</text:p>
          </table:table-cell>
          <table:table-cell table:style-name="Table1.D2" office:value-type="float" office:value="6">
            <text:p text:style-name="P25">6</text:p>
          </table:table-cell>
          <table:table-cell table:style-name="Table1.E2" office:value-type="string">
            <text:p text:style-name="P12">Pat Expecting First Baby</text:p>
          </table:table-cell>
        </table:table-row>
        <table:table-row table:style-name="Table1.1">
          <table:table-cell table:style-name="Table1.A21" office:value-type="string">
            <text:p text:style-name="P3"><text:sequence text:ref-name="refTable1" text:name="Table" text:formula="ooow:Table+1" style:num-format="1">2</text:sequence></text:p>
          </table:table-cell>
          <table:table-cell table:style-name="Table1.B21" office:value-type="string">
            <text:p text:style-name="P8">1972-09-26</text:p>
          </table:table-cell>
          <table:table-cell table:style-name="Table1.C3" office:value-type="string">
            <text:p text:style-name="P11">E-Pat_09-26-72_387</text:p>
          </table:table-cell>
          <table:table-cell table:style-name="Table1.D3" table:formula="ooow:&lt;D2&gt;+1" office:value-type="float" office:value="7">
            <text:p text:style-name="P25">7</text:p>
          </table:table-cell>
          <table:table-cell table:style-name="Table1.E3" office:value-type="string">
            <text:p text:style-name="P13"><text:span text:style-name="T2">First smile after <text:s/>the stress of birthing</text:span>.</text:p>
          </table:table-cell>
        </table:table-row>
        <table:table-row table:style-name="Table1.1">
          <table:table-cell table:style-name="Table1.A21" office:value-type="string">
            <text:p text:style-name="P4"><text:sequence text:ref-name="refTable2" text:name="Table" text:formula="ooow:Table+1" style:num-format="1">3</text:sequence></text:p>
          </table:table-cell>
          <table:table-cell table:style-name="Table1.B21" office:value-type="string">
            <text:p text:style-name="P20">1972-10-15</text:p>
          </table:table-cell>
          <table:table-cell table:style-name="Table1.C4" office:value-type="string">
            <text:p text:style-name="P11">E-Walt-Phil-Pat-21</text:p>
          </table:table-cell>
          <table:table-cell table:style-name="Table1.D4" table:formula="ooow:&lt;D3&gt;+1" office:value-type="float" office:value="8">
            <text:p text:style-name="P25">8</text:p>
          </table:table-cell>
          <table:table-cell table:style-name="Table1.E4" office:value-type="string">
            <text:p text:style-name="P13">Pat, Matt, and Walt</text:p>
          </table:table-cell>
        </table:table-row>
        <table:table-row table:style-name="Table1.1">
          <table:table-cell table:style-name="Table1.A21" office:value-type="string">
            <text:p text:style-name="P3"><text:sequence text:ref-name="refTable3" text:name="Table" text:formula="ooow:Table+1" style:num-format="1">4</text:sequence></text:p>
          </table:table-cell>
          <table:table-cell table:style-name="Table1.B21" office:value-type="string">
            <text:p text:style-name="P8">1972-11-15</text:p>
          </table:table-cell>
          <table:table-cell table:style-name="Table1.C5" office:value-type="string">
            <text:p text:style-name="P11">E-Tired- Pat-and-Matt-1972-098</text:p>
          </table:table-cell>
          <table:table-cell table:style-name="Table1.D5" table:formula="ooow:&lt;D4&gt;+1" office:value-type="float" office:value="9">
            <text:p text:style-name="P25">9</text:p>
          </table:table-cell>
          <table:table-cell table:style-name="Table1.E5" office:value-type="string">
            <text:p text:style-name="P13">Very tired Pat and Matt.</text:p>
          </table:table-cell>
        </table:table-row>
        <table:table-row table:style-name="Table1.1">
          <table:table-cell table:style-name="Table1.A21" office:value-type="string">
            <text:p text:style-name="P3"><text:sequence text:ref-name="refTable4" text:name="Table" text:formula="ooow:Table+1" style:num-format="1">5</text:sequence></text:p>
          </table:table-cell>
          <table:table-cell table:style-name="Table1.B21" office:value-type="string">
            <text:p text:style-name="P8">1972-12-15</text:p>
          </table:table-cell>
          <table:table-cell table:style-name="Table1.C6" office:value-type="string">
            <text:p text:style-name="P11">E-Matt_12_Pat_12-72-096</text:p>
          </table:table-cell>
          <table:table-cell table:style-name="Table1.D6" table:formula="ooow:&lt;D5&gt;+1" office:value-type="float" office:value="10">
            <text:p text:style-name="P25">10</text:p>
          </table:table-cell>
          <table:table-cell table:style-name="Table1.E6" office:value-type="string">
            <text:p text:style-name="P13">Matt's standing in Pat's lap.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5" text:name="Table" text:formula="ooow:Table+1" style:num-format="1">6</text:sequence></text:p>
          </table:table-cell>
          <table:table-cell table:style-name="Table1.B21" office:value-type="string">
            <text:p text:style-name="P10">1976-10-20</text:p>
          </table:table-cell>
          <table:table-cell table:style-name="Table1.C7" office:value-type="string">
            <text:p text:style-name="P11">E-Pat Kris-20-10-76-663</text:p>
          </table:table-cell>
          <table:table-cell table:style-name="Table1.D7" table:formula="ooow:&lt;D6&gt;+1" office:value-type="float" office:value="11">
            <text:p text:style-name="P25">11</text:p>
          </table:table-cell>
          <table:table-cell table:style-name="Table1.E7" office:value-type="string">
            <text:p text:style-name="P13">Pat and Kris in neonatal ward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6" text:name="Table" text:formula="ooow:Table+1" style:num-format="1">7</text:sequence></text:p>
          </table:table-cell>
          <table:table-cell table:style-name="Table1.B21" office:value-type="string">
            <text:p text:style-name="P10">1977-03-15</text:p>
          </table:table-cell>
          <table:table-cell table:style-name="Table1.C8" office:value-type="string">
            <text:p text:style-name="P11">E-Kate_Pat_3-77_No35_182</text:p>
          </table:table-cell>
          <table:table-cell table:style-name="Table1.D8" table:formula="ooow:&lt;D7&gt;+1" office:value-type="float" office:value="12">
            <text:p text:style-name="P25">12</text:p>
          </table:table-cell>
          <table:table-cell table:style-name="Table1.E8" office:value-type="string">
            <text:p text:style-name="P13">Kate and Pat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7" text:name="Table" text:formula="ooow:Table+1" style:num-format="1">8</text:sequence></text:p>
          </table:table-cell>
          <table:table-cell table:style-name="Table1.B21" office:value-type="string">
            <text:p text:style-name="P10">1977-03-15</text:p>
          </table:table-cell>
          <table:table-cell table:style-name="Table1.C9" office:value-type="string">
            <text:p text:style-name="P11">E-Kris_Kate_3-77_No3_976</text:p>
          </table:table-cell>
          <table:table-cell table:style-name="Table1.D9" table:formula="ooow:&lt;D8&gt;+1" office:value-type="float" office:value="13">
            <text:p text:style-name="P25">13</text:p>
          </table:table-cell>
          <table:table-cell table:style-name="Table1.E9" office:value-type="string">
            <text:p text:style-name="P13">two infants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8" text:name="Table" text:formula="ooow:Table+1" style:num-format="1">9</text:sequence></text:p>
          </table:table-cell>
          <table:table-cell table:style-name="Table1.B21" office:value-type="string">
            <text:p text:style-name="P10">1977-03-15</text:p>
          </table:table-cell>
          <table:table-cell table:style-name="Table1.C10" office:value-type="string">
            <text:p text:style-name="P11">E-Pat_3-77_No34_180</text:p>
          </table:table-cell>
          <table:table-cell table:style-name="Table1.D10" table:formula="ooow:&lt;D9&gt;+1" office:value-type="float" office:value="14">
            <text:p text:style-name="P25">14</text:p>
          </table:table-cell>
          <table:table-cell table:style-name="Table1.E10" office:value-type="string">
            <text:p text:style-name="P13">Patricia smiling, looking down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9" text:name="Table" text:formula="ooow:Table+1" style:num-format="1">10</text:sequence></text:p>
          </table:table-cell>
          <table:table-cell table:style-name="Table1.B21" office:value-type="string">
            <text:p text:style-name="P10">1977-03-15</text:p>
          </table:table-cell>
          <table:table-cell table:style-name="Table1.C11" office:value-type="string">
            <text:p text:style-name="P11">E-Pat_Kate_Matt_Kris_3-77_No2_154</text:p>
          </table:table-cell>
          <table:table-cell table:style-name="Table1.D11" table:formula="ooow:&lt;D10&gt;+1" office:value-type="float" office:value="15">
            <text:p text:style-name="P25">15</text:p>
          </table:table-cell>
          <table:table-cell table:style-name="Table1.E11" office:value-type="string">
            <text:p text:style-name="P13">Pat and children lying on the sculpted shag carpet</text:p>
          </table:table-cell>
        </table:table-row>
        <table:table-row table:style-name="Table1.1">
          <table:table-cell table:style-name="Table1.A21" office:value-type="string">
            <text:p text:style-name="P2"><text:sequence text:ref-name="refTable10" text:name="Table" text:formula="ooow:Table+1" style:num-format="1">11</text:sequence></text:p>
          </table:table-cell>
          <table:table-cell table:style-name="Table1.B21" office:value-type="string">
            <text:p text:style-name="P10">1978-03-15</text:p>
          </table:table-cell>
          <table:table-cell table:style-name="Table1.C12" office:value-type="string">
            <text:p text:style-name="P14">E-Kate_Pat_Kris_3_78_No34_967</text:p>
          </table:table-cell>
          <table:table-cell table:style-name="Table1.D12" table:formula="ooow:&lt;D11&gt;+1" office:value-type="float" office:value="16">
            <text:p text:style-name="P25">16</text:p>
          </table:table-cell>
          <table:table-cell table:style-name="Table1.E12" office:value-type="string">
            <text:p text:style-name="P13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1" text:name="Table" text:formula="ooow:Table+1" style:num-format="1">12</text:sequence></text:p>
          </table:table-cell>
          <table:table-cell table:style-name="Table1.B21" office:value-type="string">
            <text:p text:style-name="P10">1978-03-15</text:p>
          </table:table-cell>
          <table:table-cell table:style-name="Table1.C13" office:value-type="string">
            <text:p text:style-name="P11">E-Kate_Pat_Kris_3-78_No36_108</text:p>
          </table:table-cell>
          <table:table-cell table:style-name="Table1.D13" table:formula="ooow:&lt;D12&gt;+1" office:value-type="float" office:value="17">
            <text:p text:style-name="P25">17</text:p>
          </table:table-cell>
          <table:table-cell table:style-name="Table1.E13" office:value-type="string">
            <text:p text:style-name="P15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2" text:name="Table" text:formula="ooow:Table+1" style:num-format="1">13</text:sequence></text:p>
          </table:table-cell>
          <table:table-cell table:style-name="Table1.B21" office:value-type="string">
            <text:p text:style-name="P16">1978-06-15</text:p>
          </table:table-cell>
          <table:table-cell table:style-name="Table1.C14" office:value-type="string">
            <text:p text:style-name="P11">E-Family_6-78_No5_077</text:p>
          </table:table-cell>
          <table:table-cell table:style-name="Table1.D14" table:formula="ooow:&lt;D13&gt;+1" office:value-type="float" office:value="18">
            <text:p text:style-name="P25">18</text:p>
          </table:table-cell>
          <table:table-cell table:style-name="Table1.E14" office:value-type="string">
            <text:p text:style-name="P17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3" text:name="Table" text:formula="ooow:Table+1" style:num-format="1">14</text:sequence></text:p>
          </table:table-cell>
          <table:table-cell table:style-name="Table1.B21" office:value-type="string">
            <text:p text:style-name="P10">1978-06-15</text:p>
          </table:table-cell>
          <table:table-cell table:style-name="Table1.C15" office:value-type="string">
            <text:p text:style-name="P11">E-Pat_6-78_No17_022</text:p>
          </table:table-cell>
          <table:table-cell table:style-name="Table1.D15" table:formula="ooow:&lt;D14&gt;+1" office:value-type="float" office:value="19">
            <text:p text:style-name="P25">19</text:p>
          </table:table-cell>
          <table:table-cell table:style-name="Table1.E15" office:value-type="string">
            <text:p text:style-name="P13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4" text:name="Table" text:formula="ooow:Table+1" style:num-format="1">15</text:sequence></text:p>
          </table:table-cell>
          <table:table-cell table:style-name="Table1.B21" office:value-type="string">
            <text:p text:style-name="P10">1978-08-15</text:p>
          </table:table-cell>
          <table:table-cell table:style-name="Table1.C16" office:value-type="string">
            <text:p text:style-name="P11">E-Family_8-78_No7_081</text:p>
          </table:table-cell>
          <table:table-cell table:style-name="Table1.D16" table:formula="ooow:&lt;D15&gt;+1" office:value-type="float" office:value="20">
            <text:p text:style-name="P25">20</text:p>
          </table:table-cell>
          <table:table-cell table:style-name="Table1.E16" office:value-type="string">
            <text:p text:style-name="P18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5" text:name="Table" text:formula="ooow:Table+1" style:num-format="1">16</text:sequence></text:p>
          </table:table-cell>
          <table:table-cell table:style-name="Table1.B21" office:value-type="string">
            <text:p text:style-name="P10">1978-08-15</text:p>
          </table:table-cell>
          <table:table-cell table:style-name="Table1.C17" office:value-type="string">
            <text:p text:style-name="P19">E-Family_8-78_No8_078</text:p>
          </table:table-cell>
          <table:table-cell table:style-name="Table1.D17" table:formula="ooow:&lt;D16&gt;+1" office:value-type="float" office:value="21">
            <text:p text:style-name="P25">21</text:p>
          </table:table-cell>
          <table:table-cell table:style-name="Table1.E17" office:value-type="string">
            <text:p text:style-name="P18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6" text:name="Table" text:formula="ooow:Table+1" style:num-format="1">17</text:sequence></text:p>
          </table:table-cell>
          <table:table-cell table:style-name="Table1.B21" office:value-type="string">
            <text:p text:style-name="P10">1978-10-10</text:p>
          </table:table-cell>
          <table:table-cell table:style-name="Table1.C18" office:value-type="string">
            <text:p text:style-name="P11">E-Yes-Green_10-18-78_No38_138</text:p>
          </table:table-cell>
          <table:table-cell table:style-name="Table1.D18" table:formula="ooow:&lt;D17&gt;+1" office:value-type="float" office:value="22">
            <text:p text:style-name="P25">22</text:p>
          </table:table-cell>
          <table:table-cell table:style-name="Table1.E18" office:value-type="string">
            <text:p text:style-name="P13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7" text:name="Table" text:formula="ooow:Table+1" style:num-format="1">18</text:sequence></text:p>
          </table:table-cell>
          <table:table-cell table:style-name="Table1.B21" office:value-type="string">
            <text:p text:style-name="P10">1980-01-15</text:p>
          </table:table-cell>
          <table:table-cell table:style-name="Table1.C19" office:value-type="string">
            <text:p text:style-name="P11">E-Kate_Pat_Matt_Kris_1-80_No26_190</text:p>
          </table:table-cell>
          <table:table-cell table:style-name="Table1.D19" table:formula="ooow:&lt;D18&gt;+1" office:value-type="float" office:value="23">
            <text:p text:style-name="P25">23</text:p>
          </table:table-cell>
          <table:table-cell table:style-name="Table1.E19" office:value-type="string">
            <text:p text:style-name="P15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8" text:name="Table" text:formula="ooow:Table+1" style:num-format="1">19</text:sequence></text:p>
          </table:table-cell>
          <table:table-cell table:style-name="Table1.B21" office:value-type="string">
            <text:p text:style-name="P10">1980-01-15</text:p>
          </table:table-cell>
          <table:table-cell table:style-name="Table1.C20" office:value-type="string">
            <text:p text:style-name="P11">E-Pat_Scotty_1-80_No24_189</text:p>
          </table:table-cell>
          <table:table-cell table:style-name="Table1.D20" table:formula="ooow:&lt;D19&gt;+1" office:value-type="float" office:value="24">
            <text:p text:style-name="P25">24</text:p>
          </table:table-cell>
          <table:table-cell table:style-name="Table1.E20" office:value-type="string">
            <text:p text:style-name="P13"/>
          </table:table-cell>
        </table:table-row>
        <table:table-row table:style-name="Table1.1">
          <table:table-cell table:style-name="Table1.A21" office:value-type="string">
            <text:p text:style-name="P2"><text:sequence text:ref-name="refTable19" text:name="Table" text:formula="ooow:Table+1" style:num-format="1">20</text:sequence></text:p>
          </table:table-cell>
          <table:table-cell table:style-name="Table1.B21" office:value-type="string">
            <text:p text:style-name="P10">1980-05-15</text:p>
          </table:table-cell>
          <table:table-cell table:style-name="Table1.C21" office:value-type="string">
            <text:p text:style-name="P11">E-Kris_Kate_Matt_5-80_No34_349</text:p>
          </table:table-cell>
          <table:table-cell table:style-name="Table1.D21" table:formula="ooow:&lt;D20&gt;+1" office:value-type="float" office:value="25">
            <text:p text:style-name="P25">25</text:p>
          </table:table-cell>
          <table:table-cell table:style-name="Table1.E21" office:value-type="string">
            <text:p text:style-name="P13"/>
          </table:table-cell>
        </table:table-row>
        <table:table-row table:style-name="Table1.1">
          <table:table-cell table:style-name="Table1.A25" office:value-type="string">
            <text:p text:style-name="P2"><text:sequence text:ref-name="refTable20" text:name="Table" text:formula="ooow:Table+1" style:num-format="1">21</text:sequence></text:p>
          </table:table-cell>
          <table:table-cell table:style-name="Table1.B25" office:value-type="string">
            <text:p text:style-name="P10">1980-05-15</text:p>
          </table:table-cell>
          <table:table-cell table:style-name="Table1.C25" office:value-type="string">
            <text:p text:style-name="P11">E-Pat_5-80_No30_309</text:p>
          </table:table-cell>
          <table:table-cell table:style-name="Table1.D22" table:formula="ooow:&lt;D21&gt;+1" office:value-type="float" office:value="26">
            <text:p text:style-name="P25">26</text:p>
          </table:table-cell>
          <table:table-cell table:style-name="Table1.E22" office:value-type="string">
            <text:p text:style-name="P13"/>
          </table:table-cell>
        </table:table-row>
        <table:table-row table:style-name="Table1.1">
          <table:table-cell table:style-name="Table1.A25" office:value-type="string">
            <text:p text:style-name="P2"><text:sequence text:ref-name="refTable21" text:name="Table" text:formula="ooow:Table+1" style:num-format="1">22</text:sequence></text:p>
          </table:table-cell>
          <table:table-cell table:style-name="Table1.B25" office:value-type="string">
            <text:p text:style-name="P10">1980-05-15</text:p>
          </table:table-cell>
          <table:table-cell table:style-name="Table1.C25" office:value-type="string">
            <text:p text:style-name="P11">E-Walt_Pat_5-80_No18_296</text:p>
          </table:table-cell>
          <table:table-cell table:style-name="Table1.D23" table:formula="ooow:&lt;D22&gt;+1" office:value-type="float" office:value="27">
            <text:p text:style-name="P25">27</text:p>
          </table:table-cell>
          <table:table-cell table:style-name="Table1.E23" office:value-type="string">
            <text:p text:style-name="P13"/>
          </table:table-cell>
        </table:table-row>
        <table:table-row table:style-name="Table1.1">
          <table:table-cell table:style-name="Table1.A25" office:value-type="string">
            <text:p text:style-name="P2"><text:sequence text:ref-name="refTable22" text:name="Table" text:formula="ooow:Table+1" style:num-format="1">23</text:sequence></text:p>
          </table:table-cell>
          <table:table-cell table:style-name="Table1.B25" office:value-type="string">
            <text:p text:style-name="P10">1980-10-18</text:p>
          </table:table-cell>
          <table:table-cell table:style-name="Table1.C25" office:value-type="string">
            <text:p text:style-name="P11">E-Pat_Kris_Kate_11-80_No26_430</text:p>
          </table:table-cell>
          <table:table-cell table:style-name="Table1.D24" table:formula="ooow:&lt;D23&gt;+1" office:value-type="float" office:value="28">
            <text:p text:style-name="P25">28</text:p>
          </table:table-cell>
          <table:table-cell table:style-name="Table1.E24" office:value-type="string">
            <text:p text:style-name="P13"/>
          </table:table-cell>
        </table:table-row>
        <table:table-row table:style-name="Table1.1">
          <table:table-cell table:style-name="Table1.A25" office:value-type="string">
            <text:p text:style-name="P2"/>
          </table:table-cell>
          <table:table-cell table:style-name="Table1.B25" office:value-type="string">
            <text:p text:style-name="P10"/>
          </table:table-cell>
          <table:table-cell table:style-name="Table1.C25" office:value-type="string">
            <text:p text:style-name="P11"/>
          </table:table-cell>
          <table:table-cell table:style-name="Table1.D25">
            <text:p text:style-name="P25"/>
          </table:table-cell>
          <table:table-cell table:style-name="Table1.E25" office:value-type="string"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4:43:02.746000000</meta:creation-date>
    <dc:date>2023-02-16T18:27:50.827000000</dc:date>
    <meta:editing-duration>PT6H56M8S</meta:editing-duration>
    <meta:editing-cycles>14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108" meta:word-count="152" meta:character-count="1255" meta:non-whitespace-character-count="1208"/>
  </office:meta>
</office:document-meta>
</file>